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50000014A6E631B9A3A140512.png" manifest:media-type="image/png"/>
  <manifest:file-entry manifest:full-path="Pictures/1000C0480000479D00002B245AFDB8E2383ED8B3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32cm" svg:height="11.043cm" svg:x="0cm" svg:y="0cm">
          <draw:image xlink:href="Pictures/1000C0480000479D00002B245AFDB8E2383ED8B3.emf" xlink:type="simple" xlink:show="embed" xlink:actuate="onLoad" draw:mime-type="image/x-emf">
            <text:p/>
          </draw:image>
          <draw:image xlink:href="Pictures/10000001000002250000014A6E631B9A3A140512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332cm" fo:page-height="11.0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47:35.629322171</dc:date>
    <meta:editing-duration>PT35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